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January 5, 2022 (01:46:5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05T18:47:05Z</meta:creation-date>
    <dc:date>2022-01-05T18:47:05Z</dc:date>
    <meta:user-defined meta:name="date" meta:value-type="string">January   5, 2022 (01:46:5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